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oftware Requirements Specification (SRS)</text:p>
      <text:p text:style-name="Standard">Project Title: AppTracker - System Management and Application Usage Monitoring Solution</text:p>
      <text:p text:style-name="Standard">1. Introduction</text:p>
      <text:p text:style-name="Standard">1.1 Purpose</text:p>
      <text:p text:style-name="Standard"/>
      <text:p text:style-name="Standard">The purpose of this document is to outline the requirements and specifications for the development of AppTracker, a system management and application usage monitoring software. AppTracker aims to provide users with insights into their application usage patterns, enabling better time management, productivity tracking, and optimization.</text:p>
      <text:p text:style-name="Standard">1.2 Scope</text:p>
      <text:p text:style-name="Standard"/>
      <text:p text:style-name="Standard">AppTracker will provide the following key features:</text:p>
      <text:p text:style-name="Standard"/>
      <text:p text:style-name="Standard"><text:s text:c="4"/>Application usage graph of the day in a pie chart</text:p>
      <text:p text:style-name="Standard"><text:s text:c="4"/>Weekly total hour/day usage</text:p>
      <text:p text:style-name="Standard"><text:s text:c="4"/>Behavior of time at the most used application in 24 hours</text:p>
      <text:p text:style-name="Standard"><text:s text:c="4"/>Top 5 applications based on usage</text:p>
      <text:p text:style-name="Standard"><text:s text:c="4"/>Complete details of application usage (hours spent on each application)</text:p>
      <text:p text:style-name="Standard"><text:s text:c="4"/>Weekly application usage statistics</text:p>
      <text:p text:style-name="Standard"><text:s text:c="4"/>Average usage of applications weekly</text:p>
      <text:p text:style-name="Standard"/>
      <text:p text:style-name="Standard">2. <text:span text:style-name="T1">Functional Requirements</text:span></text:p>
      <text:p text:style-name="P1">2.1 User Authentication</text:p>
      <text:p text:style-name="P1"/>
      <text:p text:style-name="Standard"><text:s text:c="4"/>Users shall be able to create accounts and log in securely to access the system.</text:p>
      <text:p text:style-name="Standard"/>
      <text:p text:style-name="Standard">2.2 Dashboard</text:p>
      <text:p text:style-name="Standard"/>
      <text:p text:style-name="Standard"><text:s text:c="4"/>The system shall provide a user-friendly dashboard displaying an overview of application usage metrics, including the application usage graph of the day in a pie chart and the top 5 applications.</text:p>
      <text:p text:style-name="Standard"/>
      <text:p text:style-name="Standard">2.3 <text:span text:style-name="T1">Application Usage Tracking</text:span></text:p>
      <text:p text:style-name="Standard"/>
      <text:p text:style-name="Standard"><text:s text:c="4"/>The system shall track and record the duration of application usage for each user.</text:p>
      <text:p text:style-name="Standard"><text:s text:c="4"/>It shall categorize applications based on user-defined categories (e.g., work, entertainment) for better analysis and reporting.</text:p>
      <text:p text:style-name="Standard"><text:s text:c="4"/>Idle time or periods of inactivity shall be tracked and recorded for analysis purposes.</text:p>
      <text:p text:style-name="Standard"/>
      <text:p text:style-name="Standard">2.4 <text:span text:style-name="T1">Reporting and Analysis</text:span></text:p>
      <text:p text:style-name="Standard"/>
      <text:p text:style-name="Standard"><text:s text:c="4"/>The system shall generate weekly reports of total hour/day usage, application usage behavior in 24 hours, and average usage of applications weekly.</text:p>
      <text:p text:style-name="Standard"><text:s text:c="4"/>Users shall be able to view detailed reports of application usage, including the complete details of hours spent on each application.</text:p>
      <text:p text:style-name="Standard"/>
      <text:p text:style-name="Standard">2.5 <text:span text:style-name="T1">Goal Setting and Productivity Tracking</text:span></text:p>
      <text:p text:style-name="Standard"/>
      <text:p text:style-name="Standard"><text:s text:c="4"/>Users shall be able to set productivity goals or limits for specific applications or overall usage.</text:p>
      <text:p text:style-name="Standard"><text:s text:c="4"/>The system shall track progress towards the set goals and provide notifications or reminders to users.</text:p>
      <text:p text:style-name="Standard"/>
      <text:p text:style-name="Standard">2.6 <text:span text:style-name="T1">Integration and Collaboration</text:span></text:p>
      <text:p text:style-name="Standard"><text:soft-page-break/></text:p>
      <text:p text:style-name="Standard"><text:s text:c="4"/>The system shall integrate with popular calendar and task management applications for syncing schedules and tasks.</text:p>
      <text:p text:style-name="Standard"><text:s text:c="4"/>Users shall have the option to share their application usage reports or statistics with colleagues or accountability partners.</text:p>
      <text:p text:style-name="Standard"/>
      <text:p text:style-name="Standard">2.7 <text:span text:style-name="T1">Mobile App and Device Tracking</text:span></text:p>
      <text:p text:style-name="Standard"/>
      <text:p text:style-name="Standard"><text:s text:c="4"/>The system shall extend its functionality to mobile devices, allowing users to track and analyze application usage across multiple devices.</text:p>
      <text:p text:style-name="Standard"/>
      <text:p text:style-name="Standard">2.8 Gamification and Rewards</text:p>
      <text:p text:style-name="Standard"/>
      <text:p text:style-name="Standard"><text:s text:c="4"/>The system shall include gamification elements, such as badges, achievements, or rewards, to incentivize users and make the monitoring process more engaging.</text:p>
      <text:p text:style-name="Standard"/>
      <text:p text:style-name="Standard">3. Non-Functional Requirements</text:p>
      <text:p text:style-name="Standard">3.1 Security</text:p>
      <text:p text:style-name="Standard"/>
      <text:p text:style-name="Standard"><text:s text:c="4"/>User authentication and data transmission shall be secured using industry-standard encryption protocols.</text:p>
      <text:p text:style-name="Standard"><text:s text:c="4"/>The system shall have appropriate access controls to ensure user privacy and data protection.</text:p>
      <text:p text:style-name="Standard"/>
      <text:p text:style-name="Standard">3.2 Performance</text:p>
      <text:p text:style-name="Standard"/>
      <text:p text:style-name="Standard"><text:s text:c="4"/>The system shall have minimal impact on system performance and resource utilization.</text:p>
      <text:p text:style-name="Standard"><text:s text:c="4"/>Reports and analytics shall be generated efficiently to ensure a smooth user experience.</text:p>
      <text:p text:style-name="Standard"/>
      <text:p text:style-name="Standard">4. User Interface Design</text:p>
      <text:p text:style-name="Standard"/>
      <text:p text:style-name="Standard"><text:s text:c="4"/>The user interface shall be intuitive, user-friendly, and responsive across different devices.</text:p>
      <text:p text:style-name="Standard"><text:s text:c="4"/>Graphs, charts, and visual representations shall be used to present application usage data effectively.</text:p>
      <text:p text:style-name="Standard"/>
      <text:p text:style-name="Standard">5. System Integration</text:p>
      <text:p text:style-name="Standard"/>
      <text:p text:style-name="Standard"><text:s text:c="4"/>The system shall integrate with popular calendar and task management applications, as specified in Section 2.6.</text:p>
      <text:p text:style-name="Standard"><text:s text:c="4"/>Integration with mobile devices and synchronization of data shall be supported, as specified in Section 2.7.</text:p>
      <text:p text:style-name="Standard"/>
      <text:p text:style-name="Standard">6. Constraints</text:p>
      <text:p text:style-name="Standard"/>
      <text:p text:style-name="Standard"><text:s text:c="4"/>The system shall be developed using XYZ technology stack (specific technologies and frameworks to be defined).</text:p>
      <text:p text:style-name="Standard"><text:s text:c="4"/>The development shall adhere to the project budget and timeline constraints.</text:p>
      <text:p text:style-name="Standard"/>
      <text:p text:style-name="Standard">7. Future Enhancements</text:p>
      <text:p text:style-name="Standard"/>
      <text:p text:style-name="Standard"><text:s text:c="4"/>The system can include machine learning algorithms to provide personalized application recommendations based on usage patterns.</text:p>
      <text:p text:style-name="Standard"><text:soft-page-break/><text:s text:c="4"/>Integration with additional third-party applications or services can be considered for extended functionality.</text:p>
      <text:p text:style-name="Standard"/>
      <text:p text:style-name="Standard">This is a basic example of an SRS document for your system management and application usage monitoring software. You can further expand and refine it based on your project's specific needs, architecture, and any additional requirements you may hav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21:16:41.212388412</meta:creation-date>
    <dc:date>2023-07-11T12:33:13.821232403</dc:date>
    <meta:editing-duration>PT7M34S</meta:editing-duration>
    <meta:editing-cycles>2</meta:editing-cycles>
    <meta:generator>LibreOffice/7.3.7.2$Linux_X86_64 LibreOffice_project/30$Build-2</meta:generator>
    <meta:document-statistic meta:table-count="0" meta:image-count="0" meta:object-count="0" meta:page-count="3" meta:paragraph-count="56" meta:word-count="623" meta:character-count="4425" meta:non-whitespace-character-count="3730"/>
  </office:meta>
</office:document-meta>
</file>